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9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2.71pt"/>
    </style:style>
    <style:style style:name="co4" style:family="table-column">
      <style:table-column-properties fo:break-before="auto" style:column-width="2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7.05pt"/>
    </style:style>
    <style:style style:name="co7" style:family="table-column">
      <style:table-column-properties fo:break-before="auto" style:column-width="116.59pt"/>
    </style:style>
    <style:style style:name="ro1" style:family="table-row">
      <style:table-row-properties style:row-height="10.46pt" fo:break-before="auto" style:use-optimal-row-height="true"/>
    </style:style>
    <style:style style:name="ro2" style:family="table-row">
      <style:table-row-properties style:row-height="11.9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default-cell-style-name="ce8"/>
        <table:table-column table:style-name="co3" table:number-columns-repeated="49" table:default-cell-style-name="ce1"/>
        <table:table-column table:style-name="co4" table:number-columns-repeated="7" table:default-cell-style-name="ce1"/>
        <table:table-column table:style-name="co5" table:number-columns-repeated="95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swamp_palace</text:p>
          </table:table-cell>
          <table:table-cell table:number-columns-repeated="3"/>
          <table:table-cell office:value-type="string" calcext:value-type="string">
            <text:p>desert_palace</text:p>
          </table:table-cell>
          <table:table-cell table:number-columns-repeated="3"/>
          <table:table-cell office:value-type="string" calcext:value-type="string">
            <text:p>ganons_tower</text:p>
          </table:table-cell>
          <table:table-cell table:number-columns-repeated="3"/>
          <table:table-cell office:value-type="string" calcext:value-type="string">
            <text:p>ice_palace</text:p>
          </table:table-cell>
          <table:table-cell table:number-columns-repeated="3"/>
          <table:table-cell office:value-type="string" calcext:value-type="string">
            <text:p>misery_mire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hyrule_castle</text:p>
          </table:table-cell>
          <table:table-cell table:number-columns-repeated="3"/>
          <table:table-cell office:value-type="string" calcext:value-type="string">
            <text:p>turtle_rock</text:p>
          </table:table-cell>
          <table:table-cell table:number-columns-repeated="3"/>
          <table:table-cell office:value-type="string" calcext:value-type="string">
            <text:p>skulle_woods</text:p>
          </table:table-cell>
          <table:table-cell table:number-columns-repeated="3"/>
          <table:table-cell office:value-type="string" calcext:value-type="string">
            <text:p>dark_palace</text:p>
          </table:table-cell>
          <table:table-cell table:number-columns-repeated="3"/>
          <table:table-cell office:value-type="string" calcext:value-type="string">
            <text:p>thieves_town</text:p>
          </table:table-cell>
          <table:table-cell table:number-columns-repeated="3"/>
          <table:table-cell office:value-type="string" calcext:value-type="string">
            <text:p>eastern_palace</text:p>
          </table:table-cell>
          <table:table-cell table:number-columns-repeated="3"/>
          <table:table-cell office:value-type="string" calcext:value-type="string">
            <text:p>tower_of_hera</text:p>
          </table:table-cell>
          <table:table-cell table:number-columns-repeated="3"/>
          <table:table-cell office:value-type="string" calcext:value-type="string">
            <text:p>hyrule_castle_cellar</text:p>
          </table:table-cell>
          <table:table-cell table:number-columns-repeated="3"/>
          <table:table-cell office:value-type="string" calcext:value-type="string">
            <text:p>hyrule_castle_cellar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Gano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Cav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smmothbrick</text:p>
          </table:table-cell>
          <table:table-cell table:number-columns-repeated="3"/>
          <table:table-cell office:value-type="string" calcext:value-type="string">
            <text:p>smmothbrick</text:p>
          </table:table-cell>
          <table:table-cell table:number-columns-repeated="96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in.1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96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.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number-columns-repeated="96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in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104" calcext:value-type="float">
            <text:p>10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96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in.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44" calcext:value-type="float">
            <text:p>144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table:number-columns-repeated="9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in.5</text:p>
          </table:table-cell>
          <table:table-cell table:style-name="ce2" table:number-columns-repeated="3"/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9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16" calcext:value-type="float">
            <text:p>21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36" calcext:value-type="float">
            <text:p>136</text:p>
          </table:table-cell>
          <table:table-cell table:style-name="ce2"/>
          <table:table-cell table:number-columns-repeated="3" table:style-name="ce2" office:value-type="float" office:value="200" calcext:value-type="float">
            <text:p>200</text:p>
          </table:table-cell>
          <table:table-cell table:style-name="ce2"/>
          <table:table-cell table:number-columns-repeated="2" table:style-name="ce2" office:value-type="float" office:value="184" calcext:value-type="float">
            <text:p>18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number-columns-repeated="9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ill.1</text:p>
          </table:table-cell>
          <table:table-cell table:style-name="ce3" table:number-columns-repeated="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2" calcext:value-type="float">
            <text:p>152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9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ill.2</text:p>
          </table:table-cell>
          <table:table-cell table:style-name="ce2"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ccent.1.1</text:p>
          </table:table-cell>
          <table:table-cell table:style-name="ce3" table:number-columns-repeated="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10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2" table:style-name="ce3" office:value-type="float" office:value="88" calcext:value-type="float">
            <text:p>88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84" calcext:value-type="float">
            <text:p>18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table:number-columns-repeated="96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ccent.1.2</text:p>
          </table:table-cell>
          <table:table-cell table:style-name="ce2" table:number-columns-repeated="3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9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table:number-columns-repeated="9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ent.2.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3"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ccent.2.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" calcext:value-type="float">
            <text:p>4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8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13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ccent.3.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3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98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ccent.3.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number-columns-repeated="3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number-columns-repeated="98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loor.1.low.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96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loor.1.low.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80" calcext:value-type="float">
            <text:p>80</text:p>
          </table:table-cell>
          <table:table-cell table:style-name="ce4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96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loor.1.low.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96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loor.1.high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96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loor.1.high.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96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Floor.1.high.3</text:p>
          </table:table-cell>
          <table:table-cell table:style-name="ce2" table:number-columns-repeated="3"/>
          <table:table-cell table:style-name="ce6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9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number-columns-repeated="9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oor.2.low.1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9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loor.2.low.2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loor.2.low.3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loor.2.high.1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loor.2.high.2</text:p>
          </table:table-cell>
          <table:table-cell table:number-columns-repeated="11"/>
          <table:table-cell office:value-type="float" office:value="126" calcext:value-type="float">
            <text:p>12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loor.2.high.3</text:p>
          </table:table-cell>
          <table:table-cell table:style-name="ce2" table:number-columns-repeated="3"/>
          <table:table-cell table:style-name="ce6"/>
          <table:table-cell table:style-name="ce2" table:number-columns-repeated="2"/>
          <table:table-cell table:style-name="ce9"/>
          <table:table-cell table:style-name="ce2" table:number-columns-repeated="4"/>
          <table:table-cell table:style-name="ce2" office:value-type="float" office:value="148" calcext:value-type="float">
            <text:p>148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table:number-columns-repeated="9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 table:number-columns-repeated="9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7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loor.3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96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loor.3.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96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loor.3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12" calcext:value-type="float">
            <text:p>11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96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loor.3.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28" calcext:value-type="float">
            <text:p>12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5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5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96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loor.3.5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97" calcext:value-type="float">
            <text:p>19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52" calcext:value-type="float">
            <text:p>1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5"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5"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number-columns-repeated="96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loor.3.6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3" office:value-type="float" office:value="224" calcext:value-type="float">
            <text:p>22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/>
          <table:table-cell table:number-columns-repeated="3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5"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5"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table:number-columns-repeated="96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loor.3.7</text:p>
          </table:table-cell>
          <table:table-cell table:style-name="ce2" table:number-columns-repeated="3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9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96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arpet.1</text:p>
          </table:table-cell>
          <table:table-cell table:style-name="ce3" table:number-columns-repeated="3"/>
          <table:table-cell table:style-name="ce7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10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5"/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96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ce.1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ce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ce.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nd.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Sand.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6" calcext:value-type="float">
            <text:p>56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tage_big.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table:number-columns-repeated="44"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age_big.2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table:number-columns-repeated="96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age_big.3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204" calcext:value-type="float">
            <text:p>204</text:p>
          </table:table-cell>
          <table:table-cell table:number-columns-repeated="44"/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tage_big_carpet.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table:number-columns-repeated="24"/>
          <table:table-cell office:value-type="float" office:value="72" calcext:value-type="float">
            <text:p>7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7"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6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tage_big_carpet.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table:number-columns-repeated="24"/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number-columns-repeated="968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stage_big_carpet.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00" calcext:value-type="float">
            <text:p>20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20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17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number-columns-repeated="96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ouse.fix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0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99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sery.mire.fix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number-columns-repeated="1000"/>
        </table:table-row>
        <table:table-row table:style-name="ro1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row table:style-name="ro4">
          <table:table-cell office:value-type="float" office:value="340" calcext:value-type="float">
            <text:p>340</text:p>
          </table:table-cell>
          <table:table-cell/>
        </table:table-row>
        <table:table-row table:style-name="ro4">
          <table:table-cell office:value-type="float" office:value="101" calcext:value-type="float">
            <text:p>101</text:p>
          </table:table-cell>
          <table:table-cell/>
        </table:table-row>
        <table:table-row table:style-name="ro4">
          <table:table-cell table:formula="of:=[.A1]/[.A2]" office:value-type="float" office:value="3.36633663366337" calcext:value-type="float">
            <text:p>3.36633663366337</text:p>
          </table:table-cell>
          <table:table-cell table:formula="of:=[.A3]*331" office:value-type="float" office:value="1114.25742574257" calcext:value-type="float">
            <text:p>1114.25742574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7:44:45.0545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27:51.843000000</meta:creation-date>
    <dc:date>2016-11-03T17:45:12.583704000</dc:date>
    <meta:editing-duration>PT34M47S</meta:editing-duration>
    <meta:editing-cycles>6</meta:editing-cycles>
    <meta:generator>LibreOffice_Vanilla/5.2.1.4$MacOSX_X86_64 LibreOffice_project/e145cf15d1b452e575867b990095d176cf53383c</meta:generator>
    <meta:document-statistic meta:table-count="2" meta:cell-count="1395" meta:object-count="0"/>
  </office:meta>
</office:document-meta>
</file>